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style:paragraph-properties fo:margin-top="0cm" fo:margin-bottom="0.499cm" style:contextual-spacing="false" fo:line-height="150%"/>
      <style:text-properties officeooo:paragraph-rsid="0046b883"/>
    </style:style>
    <style:style style:name="P3"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P4" style:family="paragraph" style:parent-style-name="Text_20_body">
      <style:paragraph-properties fo:margin-top="0cm" fo:margin-bottom="0.499cm" style:contextual-spacing="false" fo:line-height="150%"/>
      <style:text-properties officeooo:paragraph-rsid="0046b883"/>
    </style:style>
    <style:style style:name="P5" style:family="paragraph" style:parent-style-name="Text_20_body" style:list-style-name="L3"/>
    <style:style style:name="P6" style:family="paragraph" style:parent-style-name="Text_20_body" style:list-style-name="L3">
      <style:paragraph-properties fo:margin-top="0cm" fo:margin-bottom="0.499cm" style:contextual-spacing="false"/>
    </style:style>
    <style:style style:name="P7" style:family="paragraph" style:parent-style-name="Text_20_body" style:list-style-name="L4"/>
    <style:style style:name="P8" style:family="paragraph" style:parent-style-name="Text_20_body">
      <style:paragraph-properties fo:margin-top="0cm" fo:margin-bottom="0.499cm" style:contextual-spacing="false"/>
    </style:style>
    <style:style style:name="P9" style:family="paragraph" style:parent-style-name="Text_20_body" style:master-page-name="">
      <loext:graphic-properties draw:fill="none"/>
      <style:paragraph-properties fo:margin-left="2cm" fo:margin-right="0cm" fo:margin-top="0cm" fo:margin-bottom="0.499cm" style:contextual-spacing="false" fo:line-height="150%" fo:text-indent="-1cm" style:auto-text-indent="false" style:page-number="auto" fo:background-color="transparent"/>
      <style:text-properties fo:font-variant="normal" fo:text-transform="none" fo:color="#000000" loext:opacity="100%" style:text-line-through-style="none" style:text-line-through-type="none" style:font-name="Liberation Serif" fo:font-size="14pt" fo:font-style="normal" style:text-underline-style="none" fo:font-weight="bold" officeooo:paragraph-rsid="005391dc" style:text-blinking="false" fo:background-color="transparent" style:font-size-asian="14pt" style:font-weight-asian="bold" style:font-size-complex="14pt" style:font-weight-complex="bold"/>
    </style:style>
    <style:style style:name="P10" style:family="paragraph" style:parent-style-name="Text_20_body">
      <loext:graphic-properties draw:fill="none"/>
      <style:paragraph-properties fo:margin-left="2cm" fo:margin-right="0cm" fo:margin-top="0cm" fo:margin-bottom="0.499cm" style:contextual-spacing="false" fo:line-height="150%" fo:text-indent="-1cm" style:auto-text-indent="false" fo:background-color="transparent"/>
      <style:text-properties fo:font-variant="normal" fo:text-transform="none" fo:color="#000000" loext:opacity="100%" style:text-line-through-style="none" style:text-line-through-type="none" style:font-name="Liberation Serif" fo:font-size="14pt" fo:font-style="normal" style:text-underline-style="none" fo:font-weight="bold" officeooo:paragraph-rsid="005391dc" style:text-blinking="false" fo:background-color="transparent" style:font-size-asian="14pt" style:font-weight-asian="bold" style:font-size-complex="14pt" style:font-weight-complex="bold"/>
    </style:style>
    <style:style style:name="P11" style:family="paragraph" style:parent-style-name="Text_20_body">
      <loext:graphic-properties draw:fill-hatch-name="hatch"/>
      <style:paragraph-properties fo:margin-top="0.101cm" fo:margin-bottom="0.499cm" style:contextual-spacing="false" fo:line-height="115%"/>
      <style:text-properties officeooo:rsid="005391dc" officeooo:paragraph-rsid="005391dc"/>
    </style:style>
    <style:style style:name="P12" style:family="paragraph" style:parent-style-name="Text_20_body">
      <loext:graphic-properties draw:fill-hatch-name="hatch"/>
      <style:paragraph-properties fo:margin-top="0.101cm" fo:margin-bottom="0.499cm" style:contextual-spacing="false" fo:line-height="115%"/>
      <style:text-properties officeooo:rsid="0054443f" officeooo:paragraph-rsid="0054443f"/>
    </style:style>
    <style:style style:name="P13" style:family="paragraph" style:parent-style-name="Text_20_body">
      <style:paragraph-properties fo:margin-top="0cm" fo:margin-bottom="0.499cm" style:contextual-spacing="false" fo:line-height="150%" fo:break-before="page"/>
      <style:text-properties style:font-name="Liberation Serif" fo:font-size="14pt" fo:font-weight="bold" officeooo:paragraph-rsid="0051b553" style:font-size-asian="14pt" style:font-weight-asian="bold" style:font-size-complex="14pt" style:font-weight-complex="bold"/>
    </style:style>
    <style:style style:name="T1" style:family="text">
      <style:text-properties officeooo:rsid="00495328"/>
    </style:style>
    <style:style style:name="T2" style:family="text">
      <style:text-properties officeooo:rsid="004b0446"/>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style:style style:name="T5" style:family="text">
      <style:text-properties fo:font-size="14pt" officeooo:rsid="0042820b" style:font-size-asian="14pt" style:font-size-complex="14pt"/>
    </style:style>
    <style:style style:name="T6" style:family="text">
      <style:text-properties fo:font-size="14pt" officeooo:rsid="0051b553" style:font-size-asian="14pt" style:font-size-complex="14pt"/>
    </style:style>
    <style:style style:name="T7" style:family="text">
      <style:text-properties fo:font-size="14pt" officeooo:rsid="0054443f" style:font-size-asian="14pt" style:font-size-complex="14pt"/>
    </style:style>
    <style:style style:name="T8" style:family="text">
      <style:text-properties officeooo:rsid="0051b55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Call to Worship</text:span> (Jude vv20-21) / <text:span text:style-name="Strong_20_Emphasis">Opening prayer</text:span> (John A)</text:p>
      <text:p text:style-name="P8"><text:span text:style-name="Strong_20_Emphasis">Praise</text:span>: <text:span text:style-name="Emphasis">By Faith</text:span></text:p>
      <text:p text:style-name="P8"><text:span text:style-name="Strong_20_Emphasis">Bible Reading</text:span>: Matthew 5:1-12 (Callum H)</text:p>
      <text:p text:style-name="Text_20_body"><text:span text:style-name="Strong_20_Emphasis">Announcements</text:span> (J<text:span text:style-name="T8">ohn </text:span>A)</text:p>
      <text:list text:style-name="L3">
        <text:list-item>
          <text:p text:style-name="P5">Camp (Mook)</text:p>
        </text:list-item>
        <text:list-item>
          <text:p text:style-name="P5">Working Bee (Mook)</text:p>
        </text:list-item>
        <text:list-item>
          <text:p text:style-name="P5">Evening Service (Mook)</text:p>
        </text:list-item>
        <text:list-item>
          <text:p text:style-name="P5">No Sunday School today (Mook)</text:p>
        </text:list-item>
        <text:list-item>
          <text:p text:style-name="P5">Dayspring Day</text:p>
        </text:list-item>
        <text:list-item>
          <text:p text:style-name="P6">Equip Conference</text:p>
        </text:list-item>
      </text:list>
      <text:p text:style-name="P8"><text:span text:style-name="Strong_20_Emphasis">Praise</text:span>: <text:span text:style-name="Emphasis">All My Ways</text:span></text:p>
      <text:p text:style-name="P8"><text:span text:style-name="Strong_20_Emphasis">Prayer for the church and the world</text:span> (John A)</text:p>
      <text:p text:style-name="P8"><text:span text:style-name="Strong_20_Emphasis">Bible reading</text:span>: Hebrews 3:7-19 (Pam W)</text:p>
      <text:p text:style-name="P8"><text:span text:style-name="Strong_20_Emphasis">Praise</text:span>: <text:span text:style-name="Emphasis">Ancient of Days </text:span><text:span text:style-name="Emphasis"><text:span text:style-name="T3">(Offering)</text:span></text:span></text:p>
      <text:p text:style-name="P8"><text:span text:style-name="Strong_20_Emphasis">Sermon</text:span>: “REMAINING FAITHFUL IN THE WILDERNESS” (Mook L)</text:p>
      <text:p text:style-name="P8"><text:span text:style-name="Strong_20_Emphasis">Praise</text:span>: <text:span text:style-name="Emphasis">When Trials Come</text:span></text:p>
      <text:p text:style-name="P8"><text:span text:style-name="Strong_20_Emphasis">Benediction</text:span> (ML)</text:p>
      <text:p text:style-name="P8"/>
      <text:p text:style-name="Text_20_body"><text:span text:style-name="Strong_20_Emphasis">Sermon Outline</text:span></text:p>
      <text:p text:style-name="Text_20_body">“REMAINING FAITHFUL IN THE WILDERNESS” (Hebrews 3:7-19)</text:p>
      <text:p text:style-name="Text_20_body">Introduction</text:p>
      <text:list text:style-name="L4">
        <text:list-item>
          <text:p text:style-name="P7">Learn from the rebellion</text:p>
        </text:list-item>
        <text:list-item>
          <text:p text:style-name="P7">Receive God’s Blessing</text:p>
        </text:list-item>
        <text:list-item>
          <text:p text:style-name="P7">Exhort one another</text:p>
        </text:list-item>
      </text:list>
      <text:p text:style-name="Text_20_body">Conclusion</text:p>
      <text:p text:style-name="P2"/>
      <text:p text:style-name="P13">Jude vv20-21</text:p>
      <text:p text:style-name="P9">[20] But you, beloved, building yourselves up in your most holy faith and praying in the Holy Spirit,</text:p>
      <text:p text:style-name="P10">[21] keep yourselves in the love of God, waiting for the mercy of our Lord Jesus Christ that leads to eternal life.</text:p>
      <text:p text:style-name="P11"><text:span text:style-name="T5">L</text:span><text:span text:style-name="T4">et us pray:</text:span></text:p>
      <text:p text:style-name="P11"><text:span text:style-name="T4">Heavenly Father, we gather here weekly to build ourselves up in the faith, </text:span><text:span text:style-name="T7">by receiving</text:span><text:span text:style-name="T4"> encouragement from one another, by reading and hearing Your Word and by applying ourselves to the faithful teaching we receive.</text:span></text:p>
      <text:p text:style-name="P12"><text:span text:style-name="T4">We thank You for Your immeasurable mercy and love, expressed in Jesus, Who died that we might be pardoned and freed from sin, and Who rose again to grant us eternal life. We thank You for the faith that enables us to stand against the wiles of the enemy, trusting the Holy Spirit to provide a way of escape from the temptations that so easily beset us.</text:span></text:p>
      <text:p text:style-name="P12"><text:span text:style-name="T4">We pray for courage in these difficult times, when Your church is attacked by so many who oppose the Good News. As we gather today, we pray that we may grow stronger in faith as we see the examples of Your people in the past – either bad to be avoided, or good to be followed.</text:span></text:p>
      <text:p text:style-name="P12"><text:span text:style-name="T4">In Jesus Name we pray, Amen.</text:span></text:p>
      <text:p text:style-name="P3"><text:span text:style-name="T5">[Praise: By Faith</text:span><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1b553"/>
    </style:style>
    <style:style style:name="MT2" style:family="text">
      <style:text-properties officeooo:rsid="00495328"/>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8</text:span><text:span text:style-name="MT2">th</text:span> <text:span text:style-name="MT1">May</text:span><text:span text:style-name="MT3">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5-17T22:24:17.949459152</dc:date>
    <meta:editing-duration>PT6H41M54S</meta:editing-duration>
    <meta:editing-cycles>47</meta:editing-cycles>
    <meta:generator>LibreOffice/24.2.7.2$Linux_X86_64 LibreOffice_project/420$Build-2</meta:generator>
    <meta:print-date>2024-02-03T21:06:33.278074986</meta:print-date>
    <meta:document-statistic meta:table-count="0" meta:image-count="0" meta:object-count="0" meta:page-count="2" meta:paragraph-count="34" meta:word-count="324" meta:character-count="1798" meta:non-whitespace-character-count="1516"/>
  </office:meta>
</office:document-meta>
</file>